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ImplicitObjects.setEJBContext( SessionContext th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mplicitObjects.getEJB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mplicitObjects.setEJBRequest( EJB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mplicitObjects.getEJ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